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HTML">
      <style:paragraph-properties fo:margin-top="0cm" fo:margin-bottom="0.499cm" style:page-number="auto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  <style:text-properties fo:background-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:</text:p>
      <text:p text:style-name="P2">Food Market is an open online market for all people who want to sell and</text:p>
      <text:p text:style-name="P2">distribute their food, dishes or whole foods to other Food Market users. Food</text:p>
      <text:p text:style-name="P2">Market is not intended for restaurants, but for artisan cooks or farmers.</text:p>
      <text:p text:style-name="P2">Food Market Project is hosted at www.fmarket.org and is based on “Karenderia Multiple</text:p>
      <text:p text:style-name="P2">Restaurant System” which has the following accesses:</text:p>
      <text:p text:style-name="P2"></text:p>
      <text:p text:style-name="P2"></text:p>
      <text:p text:style-name="P2"></text:p>
      <text:p text:style-name="P2"></text:p>
      <text:p text:style-name="P2">Front End: Main access to all site visitors at www.fmarket.org</text:p>
      <text:p text:style-name="P2">Merchant Login: Access to all Food Artisans who sell and distribute their products at</text:p>
      <text:p text:style-name="P2">www.fmarket.org/merchant .</text:p>
      <text:p text:style-name="P2">Driver Login: Access to all delivery and logistics required, at www.fmarket.org/driver</text:p>
      <text:p text:style-name="P2">Administrator Login: Access to main site admins, where we define app configuration</text:p>
      <text:p text:style-name="P2">and setup at www.fmarket.org/admin</text:p>
      <text:p text:style-name="P2">Food Market project also depend on multiple add-ons or Apps that makes a complete mobile</text:p>
      <text:p text:style-name="P2">experience as well:</text:p>
      <text:p text:style-name="P2"></text:p>
      <text:p text:style-name="P2"></text:p>
      <text:p text:style-name="P2"></text:p>
      <text:p text:style-name="P2">Mobile App Version: PhoneGap project for users who wants to order, pay and track</text:p>
      <text:p text:style-name="P2">food orders. Based on Karenderia Mobile App Version .</text:p>
      <text:p text:style-name="P2">Order Taking App: PhoneGap project for users who sell and process orders (Merchant</text:p>
      <text:p text:style-name="P2">Receiving Orders). Based on Karenderia Order Taking App.</text:p>
      <text:p text:style-name="P2">Driver Mobile App: PhoneGap project for users who make delivery. App enable Drivers</text:p>
      <text:p text:style-name="P2">to receive and manage delivery tasks assigned by Merchants or Admins. Based on</text:p>
      <text:p text:style-name="P2">Karenderia Driver Mobile App</text:p>
      <text:p text:style-name="P2"><text:soft-page-break/>TECHNICAL SPECS:</text:p>
      <text:p text:style-name="P2"></text:p>
      <text:p text:style-name="P2"></text:p>
      <text:p text:style-name="P2"></text:p>
      <text:p text:style-name="P2"></text:p>
      <text:p text:style-name="P2"></text:p>
      <text:p text:style-name="P2">Hosted at: Amazon Web Services.</text:p>
      <text:p text:style-name="P2">Godaddy SSL Certificated.</text:p>
      <text:p text:style-name="P2">OS: ubuntu 16.04 (on AWS)</text:p>
      <text:p text:style-name="P2">Web Server Type and version: Apache 2</text:p>
      <text:p text:style-name="P2">Application server type and version: Karenderia Multiple Restaurant System based on</text:p>
      <text:p text:style-name="P2">Yii framework</text:p>
      <text:p text:style-name="P2"> Database administrator and version: MySQL5</text:p>
      <text:p text:style-name="P2">FREELANCE REQUIRED TASKS:</text:p>
      <text:p text:style-name="P3">1. Enable a sandbox copy of the site and database at sandbox.fmarket.org . This way, all</text:p>
      <text:p text:style-name="P3">new mods are first applied on sandbox site for QA, and then taken to production site at</text:p>
      <text:p text:style-name="P3">www.fmarket.org.</text:p>
      <text:p text:style-name="P2">2. Custom mods:</text:p>
      <text:p text:style-name="P2">IN WEBSITE: Web project at https://www.fmarket.org</text:p>
      <text:p text:style-name="P2">a. Program a Job that notifies to all admin emails when restaurant rating is 2 or</text:p>
      <text:p text:style-name="P2">less.</text:p>
      <text:p text:style-name="P2">i. o EMAIL SUBJECT: “Restaurante mal calificado”</text:p>
      <text:p text:style-name="P2">ii. o EMAIL BODY: “Hay un restaurante que ha caído en malas</text:p>
      <text:p text:style-name="P2">calificaciones. Contactar e identificar lo ocurrido”.</text:p>
      <text:p text:style-name="P2">b. Enable special characters on all email subject. Example: é, ñ,</text:p>
      <text:p text:style-name="P2">ó.</text:p>
      <text:p text:style-name="P2">c. At merchant settings</text:p>
      <text:p text:style-name="P2">(http://www.fmarket.org/merchant/Settings)</text:p>
      <text:p text:style-name="P2"><text:soft-page-break/>i.</text:p>
      <text:p text:style-name="P2">Do not let user</text:p>
      <text:p text:style-name="P2">to change timezone, set by</text:p>
      <text:p text:style-name="P2">default America/Costa_Rica and hide this option.</text:p>
      <text:p text:style-name="P2">ii.</text:p>
      <text:p text:style-name="P2">Do not let merchant to be able to set the Sales Tax, set 13% by</text:p>
      <text:p text:style-name="P2">default and hide that option.</text:p>
      <text:p text:style-name="P2">iii.</text:p>
      <text:p text:style-name="P2">Do not let merchant to enable TIP options. Disable all by default</text:p>
      <text:p text:style-name="P2">and hide All.</text:p>
      <text:p text:style-name="P2">d. Hide http://www.fmarket.org/merchant/tablebooking and http://www.fmarket.org</text:p>
      <text:p text:style-name="P2">/merchant/bookingreport options from merchant left menu.</text:p>
      <text:p text:style-name="P2">e. Hide http://www.fmarket.org/merchant/shippingrate. Only admin should be able</text:p>
      <text:p text:style-name="P2">to change it at: http://www.fmarket.org/admin/settings .</text:p>
      <text:p text:style-name="P2">f. Sales taxes should be endorsed to MERCHANT as their income, not to FOOD</text:p>
      <text:p text:style-name="P2">MARKET.</text:p>
      <text:p text:style-name="P2">g. Once user is buying, Make "Deliver ASAP" active by default.</text:p>
      <text:p text:style-name="P2">h. Once merchant user is signing up:</text:p>
      <text:p text:style-name="P2">https://www.fmarket.org/store/merchantsignupinfo</text:p>
      <text:p text:style-name="P2">i. Ask for “Carnet de manipulación de alimentos:”, and show 3 options:</text:p>
      <text:p text:style-name="P2">“Al día”, “En proceso”, “No cuento con permiso”. If “Al día” is chose,</text:p>
      <text:p text:style-name="P2">enable user to upload an image.</text:p>
      <text:p text:style-name="P2">ii. Save and show this data on the search results as:</text:p>
      <text:p text:style-name="P2">IF: “Al día” was chosen:</text:p>
      <text:p text:style-name="P2">Show: “Cuenta con permiso de manipulación de alimentos” (Add a link</text:p>
      <text:p text:style-name="P2">on this text to see image).</text:p>
      <text:p text:style-name="P2">IF: “En proceso” or “No cuento con permiso” was chosen:</text:p>
      <text:p text:style-name="P2">Show: “Permiso de manipulación de alimentos pendiente”</text:p>
      <text:p text:style-name="P2"><text:soft-page-break/>Show this at:</text:p>
      <text:p text:style-name="P2">- Each merchant on WEB search:</text:p>
      <text:p text:style-name="P2">https://www.fmarket.org/store/browse</text:p>
      <text:p text:style-name="P2">- Merchant’s information pane:</text:p>
      <text:p text:style-name="P2">https://www.fmarket.org/store/menu/merchant/la-favorita</text:p>
      <text:p text:style-name="P2">- And ON MOBILE VERSION APP search results</text:p>
      <text:p text:style-name="P2">iii. Enable merchant user to update this later at:</text:p>
      <text:p text:style-name="P2">http://www.fmarket.org/merchant/Settings under a new &lt;h2&gt; tittle called</text:p>
      <text:p text:style-name="P2">“Permiso de manipulación de alimentos”.</text:p>
      <text:p text:style-name="P2">IN MOBILE VERSION APP: Project based on PhoneGap</text:p>
      <text:p text:style-name="P2">i. Translate 5 English alert messages to Spanish. They are hard</text:p>
      <text:p text:style-name="P2">coded in projects. I.e.:</text:p>
      <text:p text:style-name="P2">j.</text:p>
      <text:p text:style-name="P2">Show 3 welcome screens, as carousel images, only the first time user opens</text:p>
      <text:p text:style-name="P2">App. Images will show user how to use APP and will be provided to the</text:p>
      <text:p text:style-name="P2">freelancer later.</text:p>
      <text:p text:style-name="P2">k. On every new installation, make sure Menu &gt; Configuration &gt; Enabled Push</text:p>
      <text:p text:style-name="P2">notifications IS always active by default.</text:p>
      <text:p text:style-name="P2">l. Once user is searching:</text:p>
      <text:p text:style-name="P2">i. Change this icon for a MAP PIN: Like this one:</text:p>
      <text:p text:style-name="P2">http://www.clker.com/cliparts/g/9/4/c/Y/0/orange-map-pin.svg</text:p>
      <text:p text:style-name="P2">ii.</text:p>
      <text:p text:style-name="P2">Move “Use my location” link on top and hide “Enter your location”</text:p>
      <text:p text:style-name="P2">title:</text:p>
      <text:p text:style-name="P2">m. Once user is buying</text:p>
      <text:p text:style-name="P2">i. Once food item</text:p>
      <text:p text:style-name="P2">has been added to the cart, ask if USER wants to</text:p>
      <text:p text:style-name="P2">keep buying (Spanish: ¿Deseas seguir comprando?). If yes</text:p>
      <text:p text:style-name="P2"><text:soft-page-break/>(Spanish: Sí), then stay on the same screen. If No (Spanish: No),</text:p>
      <text:p text:style-name="P2">then proceed to Cart screen.</text:p>
      <text:p text:style-name="P2">ii.</text:p>
      <text:p text:style-name="P2">iii.</text:p>
      <text:p text:style-name="P2">Make "Deliver ASAP" active by default.</text:p>
      <text:p text:style-name="P2">If user is not logged in, and hits “Checkout” button, instead of</text:p>
      <text:p text:style-name="P2">showing up “Signup” screen, show “Log In” screen. Login screen</text:p>
      <text:p text:style-name="P2">must show the “Signup” link.</text:p>
      <text:p text:style-name="P2">iv.</text:p>
      <text:p text:style-name="P2">Once user needs to login to proceed, show FACEBOOK login as first</text:p>
      <text:p text:style-name="P2">(we want to save user's time and make them login with Facebook).</text:p>
      <text:p text:style-name="P2">v.</text:p>
      <text:p text:style-name="P2">Once user is buying and “Shipping address” is required, get and</text:p>
      <text:p text:style-name="P2">use device location by default.</text:p>
      <text:p text:style-name="P2">n. Once user finishes ordering process, redirect automatically to “TRACK</text:p>
      <text:p text:style-name="P2">ORDER”, here: ORDERS &gt; Last order &gt; and show the three options: “Show</text:p>
      <text:p text:style-name="P2">Order Details”, “Click here to Re-order”, “Track your Order”.</text:p>
      <text:p text:style-name="P2">o. Once order status is “successful”, send push to user’s device with message</text:p>
      <text:p text:style-name="P2">and link to “Add reviews” screen. Message must say “¿Qué te pareció</text:p>
      <text:p text:style-name="P2">{restaurant_name}? Calificalo aquí”. Link must be active once user taps on</text:p>
      <text:p text:style-name="P2">Push Notification.</text:p>
      <text:p text:style-name="P2">** END OF THE DOCUMENT **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11:12:08</dc:date>
    <dc:creator>Jack Solutions</dc:creator>
    <meta:document-statistic meta:table-count="0" meta:image-count="0" meta:object-count="0" meta:page-count="5" meta:paragraph-count="134" meta:word-count="903" meta:character-count="5717" meta:non-whitespace-character-count="4814"/>
    <meta:generator>LibreOffice/3.5$Linux_x86 LibreOffice_project/350m1$Build-2</meta:generator>
  </office:meta>
</office:document-meta>
</file>